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1CD000001CD027B3889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ans-serif"/>
    <style:font-face style:name="Cambria2" svg:font-family="Cambria, serif"/>
    <style:font-face style:name="Mangal1" svg:font-family="Mangal"/>
    <style:font-face style:name="OpenSymbol" svg:font-family="OpenSymbol"/>
    <style:font-face style:name="Cambria1" svg:font-family="Cambria" style:font-family-generic="roman" style:font-pitch="variable"/>
    <style:font-face style:name="Cambria" svg:font-family="Cambria" style:font-adornments="Regular" style:font-family-generic="roman" style:font-pitch="variable"/>
    <style:font-face style:name="Poor Richard1" svg:font-family="'Poor Richard'" style:font-family-generic="roman" style:font-pitch="variable"/>
    <style:font-face style:name="Poor Richard" svg:font-family="'Poor Richar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05cm" table:align="margins"/>
    </style:style>
    <style:style style:name="Table1.A" style:family="table-column">
      <style:table-column-properties style:column-width="4.022cm" style:rel-column-width="13835*"/>
    </style:style>
    <style:style style:name="Table1.B" style:family="table-column">
      <style:table-column-properties style:column-width="0.265cm" style:rel-column-width="910*"/>
    </style:style>
    <style:style style:name="Table1.C" style:family="table-column">
      <style:table-column-properties style:column-width="14.764cm" style:rel-column-width="50790*"/>
    </style:style>
    <style:style style:name="Table1.A3" style:family="table-cell" style:data-style-name="N0"/>
    <style:style style:name="Table1.A10" style:family="table-cell">
      <style:table-cell-properties fo:padding="0cm" fo:border="none"/>
    </style:style>
    <style:style style:name="P1" style:family="paragraph" style:parent-style-name="Normal">
      <style:paragraph-properties fo:margin-top="0cm" fo:margin-bottom="0cm" fo:text-align="end" style:justify-single-word="false"/>
    </style:style>
    <style:style style:name="P2" style:family="paragraph" style:parent-style-name="Contacts" style:master-page-name="">
      <style:paragraph-properties fo:margin-left="0.159cm" fo:margin-right="0.582cm" fo:text-align="end" style:justify-single-word="false" fo:orphans="2" fo:widows="2" fo:text-indent="0cm" style:auto-text-indent="false" style:page-number="auto"/>
    </style:style>
    <style:style style:name="P3" style:family="paragraph" style:parent-style-name="Contacts">
      <style:paragraph-properties fo:margin-left="0.159cm" fo:margin-right="0.582cm" fo:text-align="end" style:justify-single-word="false" fo:orphans="2" fo:widows="2" fo:text-indent="0cm" style:auto-text-indent="false"/>
    </style:style>
    <style:style style:name="P4" style:family="paragraph" style:parent-style-name="Standard">
      <style:paragraph-properties fo:break-before="page"/>
    </style:style>
    <style:style style:name="P5" style:family="paragraph" style:parent-style-name="Description_20_2">
      <style:paragraph-properties fo:margin-top="0.102cm" fo:margin-bottom="0.051cm"/>
    </style:style>
    <style:style style:name="P6" style:family="paragraph" style:parent-style-name="Table_20_Date">
      <style:text-properties style:font-name="Cambria1"/>
    </style:style>
    <style:style style:name="P7" style:family="paragraph" style:parent-style-name="Text_20_body">
      <style:paragraph-properties fo:margin-left="0cm" fo:margin-right="0cm" fo:margin-top="0cm" fo:margin-bottom="0cm" fo:text-indent="0cm" style:auto-text-indent="false" fo:padding-left="0.353cm" fo:padding-right="0.353cm" fo:padding-top="0.353cm" fo:padding-bottom="0cm" fo:border-left="0.088cm solid #9bbb59" fo:border-right="0.088cm solid #9bbb59" fo:border-top="0.088cm solid #9bbb59" fo:border-bottom="none"/>
      <style:text-properties fo:color="#000000" style:font-name="Calibri" fo:font-size="11pt" fo:font-weight="bold"/>
    </style:style>
    <style:style style:name="P8" style:family="paragraph" style:parent-style-name="Text_20_body">
      <style:paragraph-properties fo:margin-left="0cm" fo:margin-right="0cm" fo:margin-top="0cm" fo:margin-bottom="0cm" fo:text-indent="0cm" style:auto-text-indent="false" fo:padding-left="0.353cm" fo:padding-right="0.353cm" fo:padding-top="0cm" fo:padding-bottom="0cm" fo:border-left="0.088cm solid #9bbb59" fo:border-right="0.088cm solid #9bbb59" fo:border-top="none" fo:border-bottom="none"/>
    </style:style>
    <style:style style:name="P9" style:family="paragraph" style:parent-style-name="Text_20_body">
      <style:paragraph-properties fo:margin-left="0cm" fo:margin-right="0cm" fo:margin-top="0cm" fo:margin-bottom="0cm" fo:text-indent="0cm" style:auto-text-indent="false" fo:padding-left="0.353cm" fo:padding-right="0.353cm" fo:padding-top="0cm" fo:padding-bottom="0.353cm" fo:border-left="0.088cm solid #9bbb59" fo:border-right="0.088cm solid #9bbb59" fo:border-top="none" fo:border-bottom="0.088cm solid #9bbb59"/>
    </style:style>
    <style:style style:name="P10" style:family="paragraph" style:parent-style-name="Standard" style:master-page-name="Standard">
      <style:paragraph-properties style:page-number="auto"/>
    </style:style>
    <style:style style:name="P11" style:family="paragraph" style:parent-style-name="Text_20_body" style:list-style-name="List_20_1"/>
    <style:style style:name="P12" style:family="paragraph" style:parent-style-name="Heading_20_1" style:master-page-name="">
      <style:paragraph-properties fo:margin-left="0.159cm" fo:margin-right="0.582cm" fo:margin-top="0.353cm" fo:margin-bottom="0cm" fo:text-align="end" style:justify-single-word="false" fo:orphans="2" fo:widows="2" fo:text-indent="0cm" style:auto-text-indent="false" style:page-number="auto"/>
      <style:text-properties fo:color="#ffffff" style:font-name="Poor Richard1" fo:font-size="40pt" fo:letter-spacing="0.071cm" fo:language="en" fo:country="US" fo:font-weight="bold" style:font-name-asian="Calibri1" style:font-size-asian="40pt" style:font-weight-asian="bold" style:font-name-complex="Times New Roman" style:font-size-complex="40pt" style:font-weight-complex="bold"/>
    </style:style>
    <style:style style:name="T1" style:family="text">
      <style:text-properties style:font-name="Cambria1" fo:font-size="12pt"/>
    </style:style>
    <style:style style:name="T2" style:family="text">
      <style:text-properties style:font-name="Cambria1" fo:font-size="11pt"/>
    </style:style>
    <style:style style:name="T3" style:family="text">
      <style:text-properties fo:font-size="12pt"/>
    </style:style>
    <style:style style:name="T4" style:family="text">
      <style:text-properties style:font-name="Cambria2" fo:font-size="11pt"/>
    </style:style>
    <style:style style:name="T5" style:family="text">
      <style:text-properties style:font-name="Cambria2" fo:font-size="26pt" style:font-size-asian="26pt" style:font-size-complex="26pt"/>
    </style:style>
    <style:style style:name="T6" style:family="text">
      <style:text-properties fo:font-size="11pt"/>
    </style:style>
    <style:style style:name="T7" style:family="text">
      <style:text-properties fo:color="#556d7d" style:font-name="Poor Richard1" fo:font-size="26pt" style:font-size-asian="26pt" style:font-size-complex="26pt"/>
    </style:style>
    <style:style style:name="T8" style:family="text">
      <style:text-properties fo:color="#000000"/>
    </style:style>
    <style:style style:name="T9" style:family="text">
      <style:text-properties fo:color="#000000" style:font-name="Calibri" fo:font-size="11pt"/>
    </style:style>
    <style:style style:name="T10" style:family="text">
      <style:text-properties style:font-name="Calibri" fo:font-size="11pt"/>
    </style:style>
    <style:style style:name="T11" style:family="text">
      <style:text-properties style:font-name="Calibri" fo:font-size="11pt" fo:font-weight="bold"/>
    </style:style>
    <style:style style:name="T12" style:family="text">
      <style:text-properties fo:color="#1155cc" style:font-name="Calibri" fo:font-size="11pt"/>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556d7d" style:background-transparency="0%" fo:padding="0.15cm" fo:border="none" style:flow-with-text="fals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15cm" fo:border="none" style:flow-with-text="false">
        <style:background-image/>
      </style:graphic-properties>
    </style:style>
    <style:style style:name="fr3"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draw:fill="solid" draw:fill-color="#556d7d" draw:auto-grow-height="false" draw:auto-grow-width="fals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phics1" text:anchor-type="page" text:anchor-page-number="1" svg:x="16.27cm" svg:y="1.212cm" svg:width="4.089cm" svg:height="4.089cm" draw:z-index="2">
        <draw:image xlink:href="Pictures/2000000800001CD000001CD027B38899.svm" xlink:type="simple" xlink:show="embed" xlink:actuate="onLoad"/>
      </draw:frame>
      <text:p text:style-name="P10"><draw:rect text:anchor-type="paragraph" draw:z-index="0" draw:style-name="gr1" svg:width="21.591cm" svg:height="3.338cm" svg:x="-1.27cm" svg:y="-2.256cm"><text:p/></draw:rect><draw:frame draw:style-name="fr1" draw:name="Frame1" text:anchor-type="char" svg:x="0.092cm" svg:y="-1.097cm" svg:width="14.58cm" svg:height="2.18cm" draw:z-index="3"><draw:text-box><text:h text:style-name="P12" text:outline-level="1">Edward Hloomen</text:h><text:p text:style-name="P1"/></draw:text-box></draw:frame></text:p>
      <text:p text:style-name="Standard"/>
      <text:p text:style-name="Standard"><draw:frame draw:style-name="fr2" draw:name="Frame2" text:anchor-type="char" svg:x="0.092cm" svg:y="0.108cm" svg:width="14.58cm" svg:height="2.004cm" draw:z-index="1"><draw:text-box><text:p text:style-name="P2"/><text:p text:style-name="P3">123 Park Avenue, Michigan MI 60689</text:p><text:p text:style-name="P3">www.hloom.com - info@hloom.com</text:p><text:p text:style-name="P3"><text:s/>(123) 456 78 99</text:p><text:p text:style-name="P1"/></draw:text-box></draw:frame></text:p>
      <text:p text:style-name="Standard"/>
      <text:p text:style-name="Standard"/>
      <text:p text:style-name="Standard"/>
      <text:p text:style-name="Standard"/>
      <table:table table:name="Table1" table:style-name="Table1">
        <table:table-column table:style-name="Table1.A"/>
        <table:table-column table:style-name="Table1.B"/>
        <table:table-column table:style-name="Table1.C"/>
        <table:table-row>
          <table:table-cell table:number-columns-spanned="3" office:value-type="string">
            <text:p text:style-name="Head_20_1"><text:span text:style-name="T7">Education</text:span> </text:p>
          </table:table-cell>
          <table:covered-table-cell/>
          <table:covered-table-cell/>
        </table:table-row>
        <table:table-row>
          <table:table-cell office:value-type="string">
            <text:p text:style-name="Table_20_Date"><text:span text:style-name="T2">2011 – Present</text:span> </text:p>
          </table:table-cell>
          <table:table-cell office:value-type="string">
            <text:p text:style-name="Table_20_Contents"/>
          </table:table-cell>
          <table:table-cell office:value-type="string">
            <text:p text:style-name="Degree">Master of Health Sciences (MHS)</text:p>
            <text:p text:style-name="University">Metropolitan State University – Saint Paul, MN</text:p>
            <text:p text:style-name="Description"><text:span text:style-name="T6">Loremipsumdolorsitamet, consecteturadipiscingelit. Phasellusgravidanequenulla, non cursusnequecommodositamet.</text:span> </text:p>
          </table:table-cell>
        </table:table-row>
        <table:table-row>
          <table:table-cell table:style-name="Table1.A3" office:value-type="float" office:value="2010">
            <text:p text:style-name="Table_20_Date">2010</text:p>
          </table:table-cell>
          <table:table-cell office:value-type="string">
            <text:p text:style-name="Table_20_Contents"/>
          </table:table-cell>
          <table:table-cell office:value-type="string">
            <text:p text:style-name="Degree">Bachelor of Science in Community Health</text:p>
            <text:p text:style-name="University">St. Cloud State University – Saint Cloud, MN</text:p>
            <text:p text:style-name="Description"><text:span text:style-name="T4">Pellentesqueelementum vitae ipsumsitameteleifend. Nullamtinciduntodio id orcialiquetmattis. Maurisdapibusnullaquisvelitpellentesquevariusegetegetlacus.</text:span> </text:p>
          </table:table-cell>
        </table:table-row>
        <table:table-row>
          <table:table-cell table:number-columns-spanned="3" office:value-type="string">
            <text:p text:style-name="Head_20_1">Leadership Activities and Awards</text:p>
          </table:table-cell>
          <table:covered-table-cell/>
          <table:covered-table-cell/>
        </table:table-row>
        <table:table-row>
          <table:table-cell office:value-type="string">
            <text:p text:style-name="Table_20_Date"><text:span text:style-name="T4">2012</text:span> </text:p>
          </table:table-cell>
          <table:table-cell office:value-type="string">
            <text:p text:style-name="Table_20_Contents"/>
          </table:table-cell>
          <table:table-cell office:value-type="string">
            <text:p text:style-name="P5"><text:span text:style-name="T4">Uttinciduntvolutpaturna. Mauriseleifendnullaegetmauris.</text:span> </text:p>
          </table:table-cell>
        </table:table-row>
        <table:table-row>
          <table:table-cell office:value-type="string">
            <text:p text:style-name="Table_20_Date"><text:span text:style-name="T4">2010 – 2012</text:span> </text:p>
          </table:table-cell>
          <table:table-cell office:value-type="string">
            <text:p text:style-name="Table_20_Contents"/>
          </table:table-cell>
          <table:table-cell office:value-type="string">
            <text:p text:style-name="P5"><text:span text:style-name="T4">Sedcursus quam id felis. Curabiturposuere quam velnibh.</text:span> </text:p>
          </table:table-cell>
        </table:table-row>
        <table:table-row>
          <table:table-cell office:value-type="string">
            <text:p text:style-name="Table_20_Date"><text:span text:style-name="T4">2010 – 2011</text:span> </text:p>
          </table:table-cell>
          <table:table-cell office:value-type="string">
            <text:p text:style-name="Table_20_Contents"/>
          </table:table-cell>
          <table:table-cell office:value-type="string">
            <text:p text:style-name="P5"><text:span text:style-name="T4">Crasdapibusdapibusnisl. Vestibulumquis dolor a felisconguevehicula.</text:span> </text:p>
          </table:table-cell>
        </table:table-row>
        <table:table-row>
          <table:table-cell office:value-type="string">
            <text:p text:style-name="Table_20_Date"><text:span text:style-name="T4">2010 – 2011</text:span> </text:p>
          </table:table-cell>
          <table:table-cell office:value-type="string">
            <text:p text:style-name="Table_20_Contents"/>
          </table:table-cell>
          <table:table-cell office:value-type="string">
            <text:p text:style-name="P5">Maecenas pedepurus, tristique ac, tempus eget, egestasquis, mauris. </text:p>
          </table:table-cell>
        </table:table-row>
        <table:table-row>
          <table:table-cell office:value-type="string">
            <text:p text:style-name="Table_20_Date"><text:span text:style-name="T4">2009 – 2010</text:span> </text:p>
          </table:table-cell>
          <table:table-cell office:value-type="string">
            <text:p text:style-name="Table_20_Contents"/>
          </table:table-cell>
          <table:table-cell office:value-type="string">
            <text:p text:style-name="P5">Curabitur non eros. Nullamhendreritbibendumjusto. Fusceiaculis, estquislaciniapretium, pedemetusmolestie lacus, at gravidawisi ante at libero. </text:p>
          </table:table-cell>
        </table:table-row>
        <table:table-row>
          <table:table-cell table:style-name="Table1.A10" table:number-columns-spanned="3" office:value-type="string">
            <text:p text:style-name="Head_20_1">Professional Affiliation</text:p>
          </table:table-cell>
          <table:covered-table-cell/>
          <table:covered-table-cell/>
        </table:table-row>
        <table:table-row>
          <table:table-cell table:style-name="Table1.A10" office:value-type="string">
            <text:p text:style-name="Table_20_Date">2011 – Present</text:p>
          </table:table-cell>
          <table:table-cell table:style-name="Table1.A10" office:value-type="string">
            <text:p text:style-name="Table_20_Contents"/>
          </table:table-cell>
          <table:table-cell table:style-name="Table1.A10" office:value-type="string">
            <text:p text:style-name="Description_20_2"><text:span text:style-name="T4">National Center of Public Health New York</text:span> </text:p>
          </table:table-cell>
        </table:table-row>
        <table:table-row>
          <table:table-cell table:style-name="Table1.A10" office:value-type="string">
            <text:p text:style-name="Table_20_Date">2011 – Present</text:p>
          </table:table-cell>
          <table:table-cell table:style-name="Table1.A10" office:value-type="string">
            <text:p text:style-name="Table_20_Contents"/>
          </table:table-cell>
          <table:table-cell table:style-name="Table1.A10" office:value-type="string">
            <text:p text:style-name="Description_20_2"><text:span text:style-name="T4">Community of Health Volunteers New York</text:span> </text:p>
          </table:table-cell>
        </table:table-row>
        <table:table-row>
          <table:table-cell table:style-name="Table1.A10" table:number-columns-spanned="3" office:value-type="string">
            <text:p text:style-name="Head_20_1"><text:span text:style-name="T5">Work Experience</text:span> </text:p>
          </table:table-cell>
          <table:covered-table-cell/>
          <table:covered-table-cell/>
        </table:table-row>
        <table:table-row>
          <table:table-cell table:style-name="Table1.A10" office:value-type="string">
            <text:p text:style-name="Table_20_Date">Summer 2012</text:p>
          </table:table-cell>
          <table:table-cell table:style-name="Table1.A10" office:value-type="string">
            <text:p text:style-name="Table_20_Contents"/>
          </table:table-cell>
          <table:table-cell table:style-name="Table1.A10" office:value-type="string">
            <text:p text:style-name="Degree">Health Administrator</text:p>
            <text:p text:style-name="University">Fairview Health Services – Minneapolis, MN</text:p>
            <text:list xml:id="list5358532132888472820" text:style-name="List_20_1">
              <text:list-item>
                <text:p text:style-name="P11">Pellentesqueporttitor, velitlaciniaegestasauctor, diameros tempus arcu, necvulputateaugue magna velrisus.</text:p>
              </text:list-item>
              <text:list-item>
                <text:p text:style-name="P11">Cras non magna vel ante adipiscingrhoncus.</text:p>
              </text:list-item>
              <text:list-item>
                <text:p text:style-name="P11"><text:span text:style-name="T4">Vivamus a mi.</text:span> </text:p>
              </text:list-item>
            </text:list>
          </table:table-cell>
        </table:table-row>
        <table:table-row>
          <table:table-cell table:style-name="Table1.A10" office:value-type="string">
            <text:p text:style-name="P6">2011 – 2012</text:p>
          </table:table-cell>
          <table:table-cell table:style-name="Table1.A10" office:value-type="string">
            <text:p text:style-name="Table_20_Contents"/>
          </table:table-cell>
          <table:table-cell table:style-name="Table1.A10" office:value-type="string">
            <text:p text:style-name="Degree">Customer Service Representative</text:p>
            <text:p text:style-name="University">PayDay America – Bloomington, MN</text:p>
            <text:list xml:id="list30587556" text:continue-numbering="true" text:style-name="List_20_1">
              <text:list-item>
                <text:p text:style-name="P11"><text:soft-page-break/>Morbineque.</text:p>
              </text:list-item>
              <text:list-item>
                <text:p text:style-name="P11">Aliquameratvolutpat.</text:p>
              </text:list-item>
              <text:list-item>
                <text:p text:style-name="P11">Integer ultriceslobortiseros.</text:p>
              </text:list-item>
              <text:list-item>
                <text:p text:style-name="P11"><text:span text:style-name="T4">Pellentesque habitant morbitristiquesenectus et netus et malesuada fames ac turpisegestas.</text:span> </text:p>
              </text:list-item>
            </text:list>
          </table:table-cell>
        </table:table-row>
        <table:table-row>
          <table:table-cell table:style-name="Table1.A10" office:value-type="string">
            <text:p text:style-name="Table_20_Date"><text:span text:style-name="T2">2010 – 2011</text:span> </text:p>
          </table:table-cell>
          <table:table-cell table:style-name="Table1.A10" office:value-type="string">
            <text:p text:style-name="Table_20_Contents"/>
          </table:table-cell>
          <table:table-cell table:style-name="Table1.A10" office:value-type="string">
            <text:p text:style-name="Degree">Clinical Operations Intern</text:p>
            <text:p text:style-name="University">Champaign – Urbana Public Health District – Champaign, IL</text:p>
            <text:list xml:id="list30580768" text:continue-numbering="true" text:style-name="List_20_1">
              <text:list-item>
                <text:p text:style-name="P11">Proin semper, ante vitae sollicitudinposuere, metus quam iaculisnibh, vitae scelerisquenuncmassaegetpede.</text:p>
              </text:list-item>
              <text:list-item>
                <text:p text:style-name="P11"><text:span text:style-name="T4">Sedveliturna, interdumvel, ultriciesvel, faucibus at, quam.</text:span> </text:p>
              </text:list-item>
            </text:list>
          </table:table-cell>
        </table:table-row>
        <table:table-row>
          <table:table-cell table:style-name="Table1.A10" office:value-type="string">
            <text:p text:style-name="Table_20_Date"><text:span text:style-name="T2">Winter 2009</text:span> </text:p>
          </table:table-cell>
          <table:table-cell table:style-name="Table1.A10" office:value-type="string">
            <text:p text:style-name="Table_20_Contents"/>
          </table:table-cell>
          <table:table-cell table:style-name="Table1.A10" office:value-type="string">
            <text:p text:style-name="Degree">Founder, President</text:p>
            <text:p text:style-name="University">Team HBV University of Illinois – Illinois</text:p>
            <text:list xml:id="list30585491" text:continue-numbering="true" text:style-name="List_20_1">
              <text:list-item>
                <text:p text:style-name="P11">Donecelitest, consectetuereget, consequatquis, tempus quis, wisi.</text:p>
              </text:list-item>
              <text:list-item>
                <text:p text:style-name="P11">In in nunc.</text:p>
              </text:list-item>
              <text:list-item>
                <text:p text:style-name="P11">Class aptenttacitisociosquadlitoratorquent per conubia nostra, per inceptoshymenaeos.</text:p>
              </text:list-item>
              <text:list-item>
                <text:p text:style-name="P11"><text:span text:style-name="T4">Donecullamcorperfringillaeros.</text:span> </text:p>
              </text:list-item>
            </text:list>
          </table:table-cell>
        </table:table-row>
        <table:table-row>
          <table:table-cell table:style-name="Table1.A10" office:value-type="string">
            <text:p text:style-name="Table_20_Date"><text:span text:style-name="T2">2008 – 2009</text:span> </text:p>
          </table:table-cell>
          <table:table-cell table:style-name="Table1.A10" office:value-type="string">
            <text:p text:style-name="Table_20_Contents"/>
          </table:table-cell>
          <table:table-cell table:style-name="Table1.A10" office:value-type="string">
            <text:p text:style-name="Degree">Internship</text:p>
            <text:p text:style-name="University">Fairview Health Service – Minneapolis, MN</text:p>
            <text:list xml:id="list30574260" text:continue-numbering="true" text:style-name="List_20_1">
              <text:list-item>
                <text:p text:style-name="P11">Fusce in sapieneupurusdapibuscommodo.</text:p>
              </text:list-item>
              <text:list-item>
                <text:p text:style-name="P11">Cum sociisnatoquepenatibus et magnis dis parturient montes, nasceturridiculus mus.</text:p>
              </text:list-item>
              <text:list-item>
                <text:p text:style-name="P11">Crasfaucibuscondimentumodio.</text:p>
              </text:list-item>
              <text:list-item>
                <text:p text:style-name="P11">Sed ac ligula. Aliquam at eros.</text:p>
              </text:list-item>
              <text:list-item>
                <text:p text:style-name="P11"><text:span text:style-name="T4">Etiam at ligula et tellusullamcorperultrices.</text:span> </text:p>
              </text:list-item>
            </text:list>
          </table:table-cell>
        </table:table-row>
      </table:table>
      <text:p text:style-name="Standard"/>
      <text:p text:style-name="Standard"/>
      <text:p text:style-name="Standard"/>
      <text:p text:style-name="Standard"/>
      <text:p text:style-name="Standard"/>
      <text:p text:style-name="P4"/>
      <text:p text:style-name="Text_20_body"> </text:p>
      <text:p text:style-name="P7">Copyright information - Please read</text:p>
      <text:p text:style-name="P8"/>
      <text:p text:style-name="P8"><text:span text:style-name="T9">© This </text:span><text:a xlink:type="simple" xlink:href="http://www.hloom.com/resumes/" text:style-name="Internet_20_link" text:visited-style-name="Visited_20_Internet_20_Link"><text:span text:style-name="T11">Free Resume Template</text:span></text:a><text:span text:style-name="T8"> </text:span><text:span text:style-name="T9">is the copyright of Hloom.com. You can download and modify this template for your own personal use to create a resume for yourself, or for someone else. You can (and should!) remove this copyright notice (</text:span><text:a xlink:type="simple" xlink:href="http://www.hloom.com/resumes/how-to-format-word/" text:style-name="Internet_20_link" text:visited-style-name="Visited_20_Internet_20_Link"><text:span text:style-name="T10">click here to see how</text:span></text:a><text:span text:style-name="T9">) before sending your resume to potential employers.</text:span></text:p>
      <text:p text:style-name="P8"/>
      <text:p text:style-name="P9"><text:span text:style-name="T9">You may not distribute or resell this template, or its derivatives, and you may not make it available on other websites without our prior permission. All sharing of this template must be done using a link to </text:span><text:a xlink:type="simple" xlink:href="http://www.hloom.com/resumes/" text:style-name="Internet_20_link" text:visited-style-name="Visited_20_Internet_20_Link"><text:span text:style-name="T12">http://www.hloom.com/resumes/</text:span></text:a><text:span text:style-name="T9">. For any questions relating to the use of this template please email us - </text:span><text:a xlink:type="simple" xlink:href="mailto:info@hloom.com" text:style-name="Internet_20_link" text:visited-style-name="Visited_20_Internet_20_Link"><text:span text:style-name="T10">info@hloom.com</text:span></text:a></text:p>
      <text:p text:style-name="Text_20_bod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ans-serif"/>
    <style:font-face style:name="Cambria2" svg:font-family="Cambria, serif"/>
    <style:font-face style:name="Mangal1" svg:font-family="Mangal"/>
    <style:font-face style:name="OpenSymbol" svg:font-family="OpenSymbol"/>
    <style:font-face style:name="Cambria1" svg:font-family="Cambria" style:font-family-generic="roman" style:font-pitch="variable"/>
    <style:font-face style:name="Cambria" svg:font-family="Cambria" style:font-adornments="Regular" style:font-family-generic="roman" style:font-pitch="variable"/>
    <style:font-face style:name="Poor Richard1" svg:font-family="'Poor Richard'" style:font-family-generic="roman" style:font-pitch="variable"/>
    <style:font-face style:name="Poor Richard" svg:font-family="'Poor Richar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9.525cm" style:type="center"/>
          <style:tab-stop style:position="19.05cm" style:type="right"/>
        </style:tab-stops>
      </style:paragraph-properties>
      <style:text-properties style:font-name="Cambria"/>
    </style:style>
    <style:style style:name="Normal" style:family="paragraph">
      <style:paragraph-properties fo:margin-top="0.141cm" fo:margin-bottom="0.071cm" fo:orphans="2" fo:widows="2"/>
      <style:text-properties style:font-name="Cambria1" fo:font-size="11pt" style:font-size-asian="11pt" style:font-size-complex="11pt"/>
    </style:style>
    <style:style style:name="Heading_20_1" style:display-name="Heading 1" style:family="paragraph" style:parent-style-name="Normal" style:default-outline-level="1" style:class="text">
      <style:paragraph-properties fo:margin-top="0.353cm" fo:margin-bottom="0cm"/>
      <style:text-properties fo:color="#556d7d" style:font-name="Poor Richard1" fo:font-size="26pt" style:font-size-asian="26pt" style:font-size-complex="26pt"/>
    </style:style>
    <style:style style:name="Contacts" style:family="paragraph" style:parent-style-name="Normal">
      <style:paragraph-properties fo:margin-top="0cm" fo:margin-bottom="0cm" fo:text-align="end" style:justify-single-word="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_20_1" style:display-name="Head 1" style:family="paragraph" style:parent-style-name="Table_20_Contents" style:class="extra">
      <style:paragraph-properties fo:margin-top="0.254cm" fo:margin-bottom="0cm"/>
      <style:text-properties fo:color="#556d7d" style:font-name="Poor Richard" fo:font-size="26pt"/>
    </style:style>
    <style:style style:name="Table_20_Date" style:display-name="Table Date" style:family="paragraph" style:parent-style-name="Table_20_Contents" style:class="extra" style:master-page-name="">
      <style:paragraph-properties style:page-number="auto"/>
      <style:text-properties style:font-name="Cambria" fo:font-size="11pt"/>
    </style:style>
    <style:style style:name="Degree" style:family="paragraph" style:parent-style-name="Text_20_body" style:class="extra">
      <style:text-properties style:font-name="Cambria1" fo:font-size="14pt" fo:font-weight="bold" style:font-size-asian="14pt" style:font-weight-asian="bold" style:font-size-complex="14pt" style:font-weight-complex="bold"/>
    </style:style>
    <style:style style:name="University" style:family="paragraph" style:parent-style-name="Text_20_body" style:class="extra">
      <style:text-properties style:font-name="Cambria1" fo:font-size="11pt" fo:font-style="italic" style:font-size-asian="11pt" style:font-size-complex="11pt"/>
    </style:style>
    <style:style style:name="Description" style:family="paragraph" style:parent-style-name="Text_20_body" style:class="extra">
      <style:text-properties style:font-name="Cambria1" fo:font-size="11pt"/>
    </style:style>
    <style:style style:name="Description_20_2" style:display-name="Description 2" style:family="paragraph" style:parent-style-name="Description" style:class="extra" style:master-page-name="">
      <style:paragraph-properties fo:margin-top="0.102cm" fo:margin-bottom="0.051cm"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Cambria1" fo:font-size="12pt"/>
    </style:style>
    <style:style style:name="MT2" style:family="text">
      <style:text-properties fo:font-size="12pt"/>
    </style:style>
    <style:page-layout style:name="Mpm1">
      <style:page-layout-properties fo:page-width="21.59cm" fo:page-height="27.94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span text:style-name="MT1">Edward Hloomen – Resume</text:span><text:span text:style-name="MT2"> </text:span></text:p>
      </style:header>
    </style:master-page>
    <style:master-page style:name="First_20_Page" style:display-name="First Page" style:page-layout-name="Mpm2" style:next-style-name="Standard"/>
    <style:master-page style:name="Right_20_Page" style:display-name="Right Page" style:page-layout-name="Mpm3"/>
    <style:master-page style:name="Left_20_Page" style:display-name="Left Pag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04T17:37:16.09</meta:creation-date>
    <meta:editing-duration>PT3M32S</meta:editing-duration>
    <meta:editing-cycles>3</meta:editing-cycles>
    <meta:generator>OpenOffice/4.1.3$Win32 OpenOffice.org_project/413m1$Build-9783</meta:generator>
    <dc:subject>hloom.com</dc:subject>
    <dc:title>Steely OpenOffice Resume</dc:title>
    <meta:initial-creator>hloom.com </meta:initial-creator>
    <dc:date>2017-08-23T10:40:32.28</dc:date>
    <meta:document-statistic meta:table-count="1" meta:image-count="1" meta:object-count="0" meta:page-count="3" meta:paragraph-count="69" meta:word-count="410" meta:character-count="3153"/>
  </office:meta>
</office:document-meta>
</file>